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2000002C172829DF0E36E01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1091in" draw:z-index="0"><draw:image xlink:href="Pictures/1000000000000622000002C172829DF0E36E01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0:35:42.732000000</meta:creation-date>
    <dc:date>2023-09-16T10:37:13.462000000</dc:date>
    <meta:editing-duration>PT1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